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130.05pt"/>
    </style:style>
    <style:style style:name="co3" style:family="table-column">
      <style:table-column-properties fo:break-before="auto" style:column-width="101.99pt"/>
    </style:style>
    <style:style style:name="co4" style:family="table-column">
      <style:table-column-properties fo:break-before="auto" style:column-width="128.01pt"/>
    </style:style>
    <style:style style:name="co5" style:family="table-column">
      <style:table-column-properties fo:break-before="auto" style:column-width="12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7pt"/>
    </style:style>
    <style:style style:name="co8" style:family="table-column">
      <style:table-column-properties fo:break-before="auto" style:column-width="122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 table:number-columns-spanned="1" table:number-rows-spanned="2">
            <text:p>Operations per memory buffer</text:p>
          </table:table-cell>
          <table:table-cell table:style-name="ce3" office:value-type="string" calcext:value-type="string" table:number-columns-spanned="1" table:number-rows-spanned="2">
            <text:p>No. of iterations</text:p>
          </table:table-cell>
          <table:table-cell table:style-name="ce3" office:value-type="string" calcext:value-type="string" table:number-columns-spanned="1" table:number-rows-spanned="2">
            <text:p>Total operations</text:p>
          </table:table-cell>
          <table:table-cell table:style-name="ce3" office:value-type="string" calcext:value-type="string" table:number-columns-spanned="1" table:number-rows-spanned="2">
            <text:p>Total Data</text:p>
          </table:table-cell>
          <table:table-cell table:style-name="ce3" office:value-type="string" calcext:value-type="string" table:number-columns-spanned="1" table:number-rows-spanned="2">
            <text:p>Time</text:p>
          </table:table-cell>
          <table:table-cell table:style-name="ce1" office:value-type="string" calcext:value-type="string" table:number-columns-spanned="1" table:number-rows-spanned="2">
            <text:p>Bandwidth (MB/s)</text:p>
          </table:table-cell>
          <table:table-cell table:style-name="ce5" office:value-type="string" calcext:value-type="string" table:number-columns-spanned="1" table:number-rows-spanned="2">
            <text:p>Time to access byte (ns)</text:p>
          </table:table-cell>
          <table:table-cell table:number-columns-repeated="1014"/>
        </table:table-row>
        <table:table-row table:style-name="ro1">
          <table:table-cell table:number-columns-repeated="3"/>
          <table:covered-table-cell table:style-name="ce2"/>
          <table:covered-table-cell table:number-columns-repeated="4" table:style-name="ce4"/>
          <table:covered-table-cell table:style-name="ce2"/>
          <table:covered-table-cell table:style-name="ce6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routine A</text:p>
          </table:table-cell>
          <table:table-cell table:formula="of:=32*1024*2" office:value-type="float" office:value="65536" calcext:value-type="float">
            <text:p>65536</text:p>
          </table:table-cell>
          <table:table-cell office:value-type="float" office:value="200000" calcext:value-type="float">
            <text:p>200000</text:p>
          </table:table-cell>
          <table:table-cell table:formula="of:=[.D6]*[.E6]" office:value-type="float" office:value="13107200000" calcext:value-type="float">
            <text:p>13107200000</text:p>
          </table:table-cell>
          <table:table-cell table:formula="of:=[.F6]" office:value-type="float" office:value="13107200000" calcext:value-type="float">
            <text:p>13107200000</text:p>
          </table:table-cell>
          <table:table-cell office:value-type="float" office:value="0.582689" calcext:value-type="float">
            <text:p>0.582689</text:p>
          </table:table-cell>
          <table:table-cell table:formula="of:=ROUND([.G6]/[.H6]/1024/1024; 2)" office:value-type="float" office:value="21452.27" calcext:value-type="float">
            <text:p>21452.27</text:p>
          </table:table-cell>
          <table:table-cell table:formula="of:=ROUND([.H6]/[.F6]*1000000000; 2)" office:value-type="float" office:value="0.04" calcext:value-type="float">
            <text:p>0.0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routine B</text:p>
          </table:table-cell>
          <table:table-cell table:formula="of:=32*1024*2/64" office:value-type="float" office:value="1024" calcext:value-type="float">
            <text:p>1024</text:p>
          </table:table-cell>
          <table:table-cell table:formula="of:=[.E6]*64" office:value-type="float" office:value="12800000" calcext:value-type="float">
            <text:p>12800000</text:p>
          </table:table-cell>
          <table:table-cell table:formula="of:=[.D7]*[.E7]" office:value-type="float" office:value="13107200000" calcext:value-type="float">
            <text:p>13107200000</text:p>
          </table:table-cell>
          <table:table-cell table:formula="of:=[.F7]*64" office:value-type="float" office:value="838860800000" calcext:value-type="float">
            <text:p>838860800000</text:p>
          </table:table-cell>
          <table:table-cell office:value-type="float" office:value="32.335926" calcext:value-type="float">
            <text:p>32.335926</text:p>
          </table:table-cell>
          <table:table-cell table:formula="of:=ROUND([.G7]/[.H7]/1024/1024; 2)" office:value-type="float" office:value="24740.28" calcext:value-type="float">
            <text:p>24740.28</text:p>
          </table:table-cell>
          <table:table-cell table:formula="of:=ROUND([.H7]/[.F7]*1000000000; 2)" office:value-type="float" office:value="2.47" calcext:value-type="float">
            <text:p>2.4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routine C</text:p>
          </table:table-cell>
          <table:table-cell table:formula="of:=256*1024*2/64" office:value-type="float" office:value="8192" calcext:value-type="float">
            <text:p>8192</text:p>
          </table:table-cell>
          <table:table-cell table:formula="of:=[.E6]*64*32/256" office:value-type="float" office:value="1600000" calcext:value-type="float">
            <text:p>1600000</text:p>
          </table:table-cell>
          <table:table-cell table:formula="of:=[.D8]*[.E8]" office:value-type="float" office:value="13107200000" calcext:value-type="float">
            <text:p>13107200000</text:p>
          </table:table-cell>
          <table:table-cell table:formula="of:=[.F8]*64" office:value-type="float" office:value="838860800000" calcext:value-type="float">
            <text:p>838860800000</text:p>
          </table:table-cell>
          <table:table-cell office:value-type="float" office:value="43.592367" calcext:value-type="float">
            <text:p>43.592367</text:p>
          </table:table-cell>
          <table:table-cell table:formula="of:=ROUND([.G8]/[.H8]/1024/1024; 2)" office:value-type="float" office:value="18351.84" calcext:value-type="float">
            <text:p>18351.84</text:p>
          </table:table-cell>
          <table:table-cell table:formula="of:=ROUND([.H8]/[.F8]*1000000000; 2)" office:value-type="float" office:value="3.33" calcext:value-type="float">
            <text:p>3.3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(L2)/T(L1)</text:p>
          </table:table-cell>
          <table:table-cell table:formula="of:=ROUND([.H7]/[.H6];2)" office:value-type="float" office:value="55.49" calcext:value-type="float">
            <text:p>55.49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(L3)/T(L2)</text:p>
          </table:table-cell>
          <table:table-cell table:formula="of:=ROUND([.H8]/[.H7];2)" office:value-type="float" office:value="1.35" calcext:value-type="float">
            <text:p>1.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[.G6]/(1024*1024)" office:value-type="float" office:value="12500" calcext:value-type="float">
            <text:p>1250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7]/(1024*1024)" office:value-type="float" office:value="800000" calcext:value-type="float">
            <text:p>80000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8]/(1024*1024)" office:value-type="float" office:value="800000" calcext:value-type="float">
            <text:p>800000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/00/0000</text:date>, <text:time style:data-style-name="N2" text:time-value="23:25:22.567432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ithds@hotmail.com</meta:initial-creator>
    <meta:creation-date>2018-07-29T05:13:18</meta:creation-date>
    <dc:date>2018-07-29T23:26:06.739856682</dc:date>
    <meta:generator>LibreOffice/6.0.3.2$Linux_X86_64 LibreOffice_project/00m0$Build-2</meta:generator>
    <meta:editing-duration>PT5H20M50S</meta:editing-duration>
    <meta:editing-cycles>5</meta:editing-cycles>
    <meta:document-statistic meta:table-count="1" meta:cell-count="3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